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ll MT" svg:font-family="Bell MT" style:font-family-generic="roman" style:font-pitch="variable" svg:panose-1="2 2 5 3 6 3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Bell MT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Bell MT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size="9pt" style:font-size-asian="9pt" style:font-size-complex="9pt"/>
    </style:style>
    <style:style style:name="P4" style:parent-style-name="Normal" style:family="paragraph">
      <style:paragraph-properties fo:text-indent="0.4916in"/>
      <style:text-properties style:font-name="Bell MT"/>
    </style:style>
    <style:style style:name="P5" style:parent-style-name="Normal" style:family="paragraph">
      <style:paragraph-properties fo:text-indent="0.4916in"/>
      <style:text-properties style:font-name="Bell MT"/>
    </style:style>
    <style:style style:name="P6" style:parent-style-name="Normal" style:family="paragraph">
      <style:paragraph-properties fo:text-indent="0.4916in"/>
      <style:text-properties style:font-name="Bell MT"/>
    </style:style>
    <style:style style:name="P7" style:parent-style-name="Normal" style:family="paragraph">
      <style:text-properties style:font-name="Bell MT"/>
    </style:style>
    <style:style style:name="P8" style:parent-style-name="Normal" style:family="paragraph">
      <style:text-properties style:font-name="Bell MT"/>
    </style:style>
    <style:style style:name="P9" style:parent-style-name="Normal" style:family="paragraph">
      <style:text-properties style:font-name="Bell MT"/>
    </style:style>
    <style:style style:name="T10" style:parent-style-name="Policepardéfaut" style:family="text">
      <style:text-properties style:font-name="Bell MT"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size="9pt" style:font-size-asian="9pt" style:font-size-complex="9pt"/>
    </style:style>
    <style:style style:name="P12" style:parent-style-name="Normal" style:family="paragraph">
      <style:paragraph-properties fo:text-align="center"/>
      <style:text-properties fo:font-size="9pt" style:font-size-asian="9pt" style:font-size-complex="9pt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Projet CY-biblioTECH</text:p>
      <text:p text:style-name="P2"/>
      <text:p text:style-name="P3"/>
      <text:p text:style-name="P4">Nous avons choisi de réaliser bibliothèque universitaire, qui permet de gérer automatiquement le stock de livres présents soit le Projet CY-biblioTECH.<text:s/></text:p>
      <text:p text:style-name="P5">Afin d’exécuter le projet<text:s/>vous aurez la possibilité d’utiliser le MakeFile que nous avons préparé. Il permet de compiler plus rapidement le projet, en utilisant les différentes sources et fichiers préparés (les *.h et *.c). Ici les différents fichiers/sources sont : main.c, person.c, book.c, person.h,<text:s/>book.h, bookcopie.txt et person.txt.<text:s/>Les fichiers *.h sont considérés comme des modes d’emplois qui offre<text:s/>la possibilité<text:s/>d’utiliser des types personnalisés.<text:s/>A partir de ces<text:s/>fichiers de nouveaux fichier objets sont créés tel que main.o, book.o et person.o. Ils sont donc compilés et donne accès à l’interface du projet. Mais pour cela une fois dans le terminal avec comme chemin d’accès ce projet,<text:s/>vous entrez le mot « make » puis « ./library »<text:s/>ce qui vous donnera accès à l’interface.<text:s/></text:p>
      <text:p text:style-name="P6">Le fichier book.c prend en compte toute les fonctions ou procédures concernant les livres, leur emprunt, leur retour, leur tris… Contrairement au fichier person.c qui concerne uniquement les<text:s/>étudiants et les professeurs<text:s/>ainsi que<text:s/>la gestion de leur<text:s/>compte avec les identifiants, les mots de passes… <text:s/></text:p>
      <text:p text:style-name="P7"><text:tab/>Ce projet met en place différents tableaux qui sont indispensables les uns<text:s/>aux<text:s/>autres. On peut le voir avec le tableau contenant les livres(tab_book) et le tableau des utilisateurs<text:s/>(tab_persons), les utilisateurs ont accès au tab_book afin d’emprunter, retourner des livres. De plus, un<text:s/>autre tableau (book_borrowed) est créé, dans laquelle on associe un livre et un temps c’est-à-dire que<text:s/>le livre emprunté aura un timer avec une heure maximale de rendu, 2 minutes pour les étudiants et 3 minutes pour les professeurs.<text:s/>En effet, lors de ce projet nous avons du créer de nombreuses fonctions et procédure afin de rendre la fonction principale (int main()) plus lisible.<text:s/></text:p>
      <text:p text:style-name="P8"><text:tab/>On arrivera sur une première<text:s/>interface vous demandera dans un premier temps de vous connecter ou créer un nouveau compte tout en vérifiant votre mot de passe, votre identifiant et rôle dans la fonction principale.<text:s/>Selon votre rôle vous entrerez dans<text:s/>une fonction adaptée.<text:s/>Une fois<text:s/>vérifié<text:s/>et confirmés vous aurez la possibilité d’aller plus loin<text:s/>en empruntant un livre, en regardant la liste de livres triés par ordre alphabétique selon votre choix, mais aussi de retourner un livre …<text:s/>Tout ce qui concerne les livres, c’est-à-dire leurs titres, les auteurs et leurs catégories sont modifié pour être triés en utilisant les lettres minuscules dans la table ASCII. Un professeur peut<text:s/>quant à lui<text:s/>ajouter un nouveau livre. Chaque choix de l’utilisateur est vérifié<text:s/>et testé<text:s/>afin d’éviter tout problème pouvant mener à un crash.<text:s/></text:p>
      <text:p text:style-name="P9"><text:tab/>C’est maintenant à vous de jouer<text:s/>et<text:s/>tester<text:s/>notre<text:s/>bibliothèque.</text:p>
      <text:p text:style-name="Normal"><text:span text:style-name="T10"><draw:frame draw:z-index="251659264" draw:id="id0" draw:style-name="a0" draw:name="Zone de texte 1" text:anchor-type="paragraph" svg:x="4.73264in" svg:y="0.55876in" svg:width="2.33333in" svg:height="0.83333in" style:rel-width="scale" style:rel-height="scale"><draw:text-box><text:p text:style-name="P11">Trépos Pauline/ Fortunel Alizé</text:p><text:p text:style-name="P12">PreIng1 -GEM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ll MT" svg:font-family="Bell MT" style:font-family-generic="roman" style:font-pitch="variable" svg:panose-1="2 2 5 3 6 3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ORTUNEL Alizé</meta:initial-creator>
    <dc:creator>FORTUNEL Alizé</dc:creator>
    <meta:creation-date>2022-06-03T07:18:00Z</meta:creation-date>
    <dc:date>2022-06-05T17:34:00Z</dc:date>
    <meta:template xlink:href="Normal" xlink:type="simple"/>
    <meta:editing-cycles>7</meta:editing-cycles>
    <meta:editing-duration>PT208140S</meta:editing-duration>
    <meta:document-statistic meta:page-count="1" meta:paragraph-count="5" meta:word-count="435" meta:character-count="2826" meta:row-count="19" meta:non-whitespace-character-count="2396"/>
  </office:meta>
</office:document-meta>
</file>